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  <style:font-face style:name="serif" svg:font-family="serif"/>
  </office:font-face-decls>
  <office:automatic-styles>
    <style:style style:name="P1" style:family="paragraph" style:parent-style-name="Standard">
      <style:text-properties style:font-name="Droid Sans Mono" fo:font-size="10.5pt" style:text-underline-style="none" fo:font-weight="normal" officeooo:rsid="0011a528" officeooo:paragraph-rsid="0011a528" style:font-size-asian="11pt" style:font-weight-asian="bold" style:font-size-complex="11pt" style:font-weight-complex="bold"/>
    </style:style>
    <style:style style:name="P2" style:family="paragraph" style:parent-style-name="Standard">
      <style:paragraph-properties style:line-height-at-least="0.198in"/>
      <style:text-properties fo:color="#d4d4d4" loext:opacity="100%" style:font-name="Droid Sans Mono" fo:font-size="10.5pt" fo:font-weight="normal" fo:background-color="#1e1e1e"/>
    </style:style>
    <style:style style:name="P3" style:family="paragraph" style:parent-style-name="Standard">
      <style:paragraph-properties style:line-height-at-least="0.198in"/>
      <style:text-properties fo:color="#d4d4d4" loext:opacity="100%" style:font-name="Droid Sans Mono" fo:font-size="10.5pt" fo:font-weight="normal" officeooo:paragraph-rsid="00156bd1" fo:background-color="#1e1e1e"/>
    </style:style>
    <style:style style:name="P4" style:family="paragraph" style:parent-style-name="Standard">
      <style:paragraph-properties style:line-height-at-least="0.198in"/>
      <style:text-properties fo:color="#d4d4d4" loext:opacity="100%" style:font-name="Droid Sans Mono" fo:font-size="10.5pt" fo:font-weight="normal" officeooo:paragraph-rsid="0016a63a" fo:background-color="#1e1e1e"/>
    </style:style>
    <style:style style:name="P5" style:family="paragraph" style:parent-style-name="Standard">
      <style:text-properties fo:color="#d4d4d4" loext:opacity="100%" style:font-name="Droid Sans Mono" fo:font-size="10.5pt" fo:font-weight="normal" officeooo:rsid="0001e7ce" officeooo:paragraph-rsid="00105b47" fo:background-color="#1e1e1e" style:font-size-asian="11pt" style:font-size-complex="11pt"/>
    </style:style>
    <style:style style:name="P6" style:family="paragraph" style:parent-style-name="Standard">
      <style:text-properties fo:color="#d4d4d4" loext:opacity="100%" style:font-name="Droid Sans Mono" fo:font-size="10.5pt" fo:font-weight="normal" officeooo:rsid="0006ba26" officeooo:paragraph-rsid="0006ba26" fo:background-color="#1e1e1e" style:font-size-asian="11pt" style:font-weight-asian="bold" style:font-size-complex="11pt" style:font-weight-complex="bold"/>
    </style:style>
    <style:style style:name="P7" style:family="paragraph" style:parent-style-name="Standard">
      <style:text-properties fo:color="#d4d4d4" loext:opacity="100%" style:font-name="Droid Sans Mono" fo:font-size="10.5pt" fo:font-weight="normal" officeooo:paragraph-rsid="0013d8ce" fo:background-color="#1e1e1e"/>
    </style:style>
    <style:style style:name="P8" style:family="paragraph" style:parent-style-name="Standard">
      <style:text-properties fo:color="#d4d4d4" loext:opacity="100%" style:font-name="Droid Sans Mono" fo:font-size="10.5pt" fo:font-weight="normal" officeooo:paragraph-rsid="00156bd1" fo:background-color="#1e1e1e"/>
    </style:style>
    <style:style style:name="P9" style:family="paragraph" style:parent-style-name="Standard">
      <style:text-properties fo:color="#d4d4d4" loext:opacity="100%" style:font-name="Droid Sans Mono" fo:font-size="10.5pt" fo:font-weight="normal" officeooo:paragraph-rsid="0016a63a" fo:background-color="#1e1e1e"/>
    </style:style>
    <style:style style:name="P10" style:family="paragraph" style:parent-style-name="Standard">
      <style:text-properties fo:color="#d4d4d4" loext:opacity="100%" style:font-name="Droid Sans Mono" fo:font-size="10.5pt" style:text-underline-style="none" fo:font-weight="normal" officeooo:rsid="0011a528" officeooo:paragraph-rsid="0011a528" fo:background-color="#1e1e1e" style:font-size-asian="11pt" style:font-weight-asian="bold" style:font-size-complex="11pt" style:font-weight-complex="bold"/>
    </style:style>
    <style:style style:name="P11" style:family="paragraph" style:parent-style-name="Standard">
      <style:text-properties fo:color="#d4d4d4" loext:opacity="100%" style:font-name="Droid Sans Mono" fo:font-size="10.5pt" style:text-underline-style="none" fo:font-weight="normal" officeooo:rsid="0011a528" officeooo:paragraph-rsid="00156bd1" fo:background-color="#1e1e1e" style:font-size-asian="11pt" style:font-weight-asian="bold" style:font-size-complex="11pt" style:font-weight-complex="bold"/>
    </style:style>
    <style:style style:name="P12" style:family="paragraph" style:parent-style-name="Standard">
      <style:paragraph-properties style:line-height-at-least="0.198in"/>
      <style:text-properties fo:color="#d4d4d4" loext:opacity="100%" style:font-name="Droid Sans Mono" fo:font-size="10.5pt" style:text-underline-style="none" fo:font-weight="normal" officeooo:rsid="0011a528" officeooo:paragraph-rsid="00156bd1" fo:background-color="#1e1e1e" style:font-size-asian="11pt" style:font-weight-asian="bold" style:font-size-complex="11pt" style:font-weight-complex="bold"/>
    </style:style>
    <style:style style:name="P13" style:family="paragraph" style:parent-style-name="Standard">
      <style:text-properties fo:color="#d4d4d4" loext:opacity="100%" style:font-name="Droid Sans Mono" fo:font-size="10.5pt" style:text-underline-style="none" fo:font-weight="normal" officeooo:rsid="0013d8ce" officeooo:paragraph-rsid="0013d8ce" fo:background-color="#1e1e1e" style:font-size-asian="11pt" style:font-weight-asian="bold" style:font-size-complex="11pt" style:font-weight-complex="bold"/>
    </style:style>
    <style:style style:name="P14" style:family="paragraph" style:parent-style-name="Standard">
      <style:paragraph-properties style:line-height-at-least="0.198in"/>
      <style:text-properties fo:color="#d4d4d4" loext:opacity="100%" style:font-name="Droid Sans Mono" fo:font-size="10.5pt" style:text-underline-style="none" fo:font-weight="normal" officeooo:rsid="0013d8ce" officeooo:paragraph-rsid="0013d8ce" fo:background-color="#1e1e1e" style:font-size-asian="11pt" style:font-weight-asian="bold" style:font-size-complex="11pt" style:font-weight-complex="bold"/>
    </style:style>
    <style:style style:name="P15" style:family="paragraph" style:parent-style-name="Standard">
      <style:text-properties fo:color="#d4d4d4" loext:opacity="100%" style:font-name="Droid Sans Mono" fo:font-size="10.5pt" style:text-underline-style="none" fo:font-weight="normal" officeooo:rsid="0016a63a" officeooo:paragraph-rsid="0016a63a" fo:background-color="#1e1e1e" style:font-size-asian="11pt" style:font-weight-asian="bold" style:font-size-complex="11pt" style:font-weight-complex="bold"/>
    </style:style>
    <style:style style:name="P16" style:family="paragraph" style:parent-style-name="Standard">
      <style:text-properties fo:color="#d4d4d4" loext:opacity="100%" style:font-name="Droid Sans Mono" fo:font-size="10.5pt" style:text-underline-style="none" fo:font-weight="normal" officeooo:rsid="0017af0c" officeooo:paragraph-rsid="0017af0c" fo:background-color="#1e1e1e" style:font-size-asian="11pt" style:font-weight-asian="bold" style:font-size-complex="11pt" style:font-weight-complex="bold"/>
    </style:style>
    <style:style style:name="P17" style:family="paragraph" style:parent-style-name="Standard">
      <style:text-properties fo:color="#d4d4d4" loext:opacity="100%" style:font-name="arial" fo:font-size="11pt" fo:font-weight="normal" officeooo:rsid="00002e44" officeooo:paragraph-rsid="00002e44" fo:background-color="#1e1e1e" style:font-size-asian="11pt" style:font-size-complex="11pt"/>
    </style:style>
    <style:style style:name="P18" style:family="paragraph" style:parent-style-name="Standard">
      <style:text-properties style:font-name="arial" fo:font-size="11pt" officeooo:rsid="0001e7ce" officeooo:paragraph-rsid="0001e7ce" style:font-size-asian="11pt" style:font-size-complex="11pt"/>
    </style:style>
    <style:style style:name="P19" style:family="paragraph" style:parent-style-name="Standard">
      <style:text-properties style:font-name="arial" fo:font-size="11pt" officeooo:rsid="0001e7ce" officeooo:paragraph-rsid="000cd7c3" style:font-size-asian="11pt" style:font-size-complex="11pt"/>
    </style:style>
    <style:style style:name="P20" style:family="paragraph" style:parent-style-name="Standard">
      <style:text-properties style:font-name="arial" fo:font-size="11pt" officeooo:rsid="0001e7ce" officeooo:paragraph-rsid="00105b47" style:font-size-asian="11pt" style:font-size-complex="11pt"/>
    </style:style>
    <style:style style:name="P21" style:family="paragraph" style:parent-style-name="Standard">
      <style:text-properties style:font-name="arial" fo:font-size="11pt" officeooo:rsid="00002e44" officeooo:paragraph-rsid="00002e44" style:font-size-asian="11pt" style:font-size-complex="11pt"/>
    </style:style>
    <style:style style:name="P22" style:family="paragraph" style:parent-style-name="Standard">
      <style:text-properties style:font-name="arial" fo:font-size="11pt" officeooo:rsid="00002e44" officeooo:paragraph-rsid="0004de8a" style:font-size-asian="11pt" style:font-size-complex="11pt"/>
    </style:style>
    <style:style style:name="P23" style:family="paragraph" style:parent-style-name="Standard">
      <style:text-properties style:font-name="arial" fo:font-size="11pt" officeooo:rsid="0004de8a" officeooo:paragraph-rsid="0004de8a" style:font-size-asian="11pt" style:font-size-complex="11pt"/>
    </style:style>
    <style:style style:name="P24" style:family="paragraph" style:parent-style-name="Standard">
      <style:text-properties style:font-name="arial" fo:font-size="11pt" officeooo:rsid="0006ba26" officeooo:paragraph-rsid="0006ba26" style:font-size-asian="11pt" style:font-size-complex="11pt"/>
    </style:style>
    <style:style style:name="P25" style:family="paragraph" style:parent-style-name="Standard">
      <style:text-properties style:font-name="arial" fo:font-size="11pt" fo:language="en" fo:country="US" officeooo:rsid="00002e44" officeooo:paragraph-rsid="0004de8a" style:font-size-asian="11pt" style:font-size-complex="11pt"/>
    </style:style>
    <style:style style:name="P26" style:family="paragraph" style:parent-style-name="Standard">
      <style:text-properties style:font-name="arial" fo:font-size="11pt" fo:font-weight="bold" officeooo:rsid="00002e44" officeooo:paragraph-rsid="0004de8a" style:font-size-asian="11pt" style:font-weight-asian="bold" style:font-size-complex="11pt" style:font-weight-complex="bold"/>
    </style:style>
    <style:style style:name="P27" style:family="paragraph" style:parent-style-name="Standard">
      <style:text-properties style:font-name="arial" fo:font-size="11pt" fo:font-weight="bold" officeooo:rsid="0006ba26" officeooo:paragraph-rsid="0006ba26" style:font-size-asian="11pt" style:font-weight-asian="bold" style:font-size-complex="11pt" style:font-weight-complex="bold"/>
    </style:style>
    <style:style style:name="P28" style:family="paragraph" style:parent-style-name="Standard">
      <style:text-properties style:font-name="arial" fo:font-size="11pt" fo:font-weight="bold" officeooo:paragraph-rsid="0011a528"/>
    </style:style>
    <style:style style:name="P29" style:family="paragraph" style:parent-style-name="Standard">
      <style:text-properties style:font-name="arial" fo:font-size="11pt" fo:font-weight="normal" officeooo:rsid="0006ba26" officeooo:paragraph-rsid="0006ba26" style:font-size-asian="11pt" style:font-weight-asian="normal" style:font-size-complex="11pt" style:font-weight-complex="normal"/>
    </style:style>
    <style:style style:name="P30" style:family="paragraph" style:parent-style-name="Standard">
      <style:text-properties style:font-name="arial" fo:font-size="11pt" fo:font-weight="normal" officeooo:rsid="000747f6" officeooo:paragraph-rsid="000747f6" style:font-size-asian="11pt" style:font-weight-asian="normal" style:font-size-complex="11pt" style:font-weight-complex="normal"/>
    </style:style>
    <style:style style:name="P31" style:family="paragraph" style:parent-style-name="Standard">
      <style:text-properties style:font-name="arial" fo:font-size="11pt" fo:font-weight="normal" officeooo:paragraph-rsid="00156bd1"/>
    </style:style>
    <style:style style:name="P32" style:family="paragraph" style:parent-style-name="Standard">
      <style:text-properties style:font-name="arial" fo:font-size="11pt" style:text-underline-style="none" fo:font-weight="bold" officeooo:rsid="0011a528" officeooo:paragraph-rsid="0011a528" style:font-size-asian="11pt" style:font-weight-asian="bold" style:font-size-complex="11pt" style:font-weight-complex="bold"/>
    </style:style>
    <style:style style:name="P33" style:family="paragraph" style:parent-style-name="Standard">
      <style:text-properties style:font-name="arial" fo:font-size="11pt" style:text-underline-style="none" fo:font-weight="bold" officeooo:rsid="0011a528" officeooo:paragraph-rsid="00156bd1" style:font-size-asian="11pt" style:font-weight-asian="bold" style:font-size-complex="11pt" style:font-weight-complex="bold"/>
    </style:style>
    <style:style style:name="P34" style:family="paragraph" style:parent-style-name="Standard">
      <style:paragraph-properties style:line-height-at-least="0.198in"/>
      <style:text-properties style:font-name="arial" fo:font-size="11pt" style:text-underline-style="none" fo:font-weight="bold" officeooo:rsid="0011a528" officeooo:paragraph-rsid="00156bd1" style:font-size-asian="11pt" style:font-weight-asian="bold" style:font-size-complex="11pt" style:font-weight-complex="bold"/>
    </style:style>
    <style:style style:name="P35" style:family="paragraph" style:parent-style-name="Standard">
      <style:text-properties style:font-name="arial" fo:font-size="11pt" style:text-underline-style="none" fo:font-weight="bold" officeooo:rsid="0013d8ce" officeooo:paragraph-rsid="0013d8ce" style:font-size-asian="11pt" style:font-weight-asian="bold" style:font-size-complex="11pt" style:font-weight-complex="bold"/>
    </style:style>
    <style:style style:name="P36" style:family="paragraph" style:parent-style-name="Standard">
      <style:text-properties style:font-name="arial" fo:font-size="11pt" style:text-underline-style="none" fo:font-weight="bold" officeooo:rsid="0013d8ce" officeooo:paragraph-rsid="00156bd1" style:font-size-asian="11pt" style:font-weight-asian="bold" style:font-size-complex="11pt" style:font-weight-complex="bold"/>
    </style:style>
    <style:style style:name="P37" style:family="paragraph" style:parent-style-name="Standard">
      <style:text-properties style:font-name="arial" fo:font-size="11pt" style:text-underline-style="none" fo:font-weight="bold" officeooo:rsid="00156bd1" officeooo:paragraph-rsid="00156bd1" style:font-size-asian="11pt" style:font-weight-asian="bold" style:font-size-complex="11pt" style:font-weight-complex="bold"/>
    </style:style>
    <style:style style:name="P38" style:family="paragraph" style:parent-style-name="Standard">
      <style:text-properties style:font-name="arial" fo:font-size="11pt" style:text-underline-style="none" fo:font-weight="bold" officeooo:rsid="0016a63a" officeooo:paragraph-rsid="0016a63a" style:font-size-asian="11pt" style:font-weight-asian="bold" style:font-size-complex="11pt" style:font-weight-complex="bold"/>
    </style:style>
    <style:style style:name="P39" style:family="paragraph" style:parent-style-name="Standard">
      <style:text-properties style:font-name="arial" fo:font-size="11pt" style:text-underline-style="none" fo:font-weight="bold" officeooo:rsid="0017af0c" officeooo:paragraph-rsid="0017af0c" style:font-size-asian="11pt" style:font-weight-asian="bold" style:font-size-complex="11pt" style:font-weight-complex="bold"/>
    </style:style>
    <style:style style:name="P40" style:family="paragraph" style:parent-style-name="Standard">
      <style:text-properties style:font-name="arial" fo:font-size="17pt" style:text-underline-style="solid" style:text-underline-width="auto" style:text-underline-color="font-color" fo:font-weight="bold" officeooo:rsid="0001e7ce" officeooo:paragraph-rsid="000cd7c3" style:font-size-asian="11pt" style:font-weight-asian="bold" style:font-size-complex="11pt" style:font-weight-complex="bold"/>
    </style:style>
    <style:style style:name="P41" style:family="paragraph" style:parent-style-name="Standard">
      <style:paragraph-properties fo:text-align="center" style:justify-single-word="false"/>
      <style:text-properties style:font-name="arial" fo:font-size="17pt" officeooo:rsid="00002e44" officeooo:paragraph-rsid="00002e44" style:font-size-asian="11pt" style:font-size-complex="11pt"/>
    </style:style>
    <style:style style:name="P42" style:family="paragraph" style:parent-style-name="Standard">
      <style:paragraph-properties fo:text-align="center" style:justify-single-word="false"/>
      <style:text-properties style:font-name="arial" fo:font-size="17pt" officeooo:rsid="00002e44" officeooo:paragraph-rsid="000a0bd4" style:font-size-asian="11pt" style:font-size-complex="11pt"/>
    </style:style>
    <style:style style:name="P43" style:family="paragraph" style:parent-style-name="Standard">
      <style:paragraph-properties fo:text-align="center" style:justify-single-word="false"/>
      <style:text-properties style:font-name="arial" fo:font-size="17pt" officeooo:rsid="001c6e07" officeooo:paragraph-rsid="001c6e07" style:font-size-asian="11pt" style:font-size-complex="11pt"/>
    </style:style>
    <style:style style:name="P44" style:family="paragraph" style:parent-style-name="Standard">
      <style:text-properties style:font-name="arial" fo:font-size="17pt" officeooo:rsid="0001e7ce" officeooo:paragraph-rsid="0001e7ce" style:font-size-asian="11pt" style:font-size-complex="11pt"/>
    </style:style>
    <style:style style:name="T1" style:family="text">
      <style:text-properties fo:color="#569cd6" loext:opacity="100%"/>
    </style:style>
    <style:style style:name="T2" style:family="text">
      <style:text-properties fo:color="#569cd6" loext:opacity="100%" officeooo:rsid="0011a528" style:font-weight-asian="normal" style:font-weight-complex="normal"/>
    </style:style>
    <style:style style:name="T3" style:family="text">
      <style:text-properties fo:color="#569cd6" loext:opacity="100%" fo:background-color="#1e1e1e" loext:char-shading-value="0" style:font-weight-asian="normal" style:font-weight-complex="normal"/>
    </style:style>
    <style:style style:name="T4" style:family="text">
      <style:text-properties fo:color="#d4d4d4" loext:opacity="100%" style:font-name="Droid Sans Mono" fo:font-size="10.5pt" fo:font-weight="normal" fo:background-color="#1e1e1e" loext:char-shading-value="0"/>
    </style:style>
    <style:style style:name="T5" style:family="text">
      <style:text-properties fo:color="#d4d4d4" loext:opacity="100%" style:font-name="Droid Sans Mono" fo:font-size="10.5pt" fo:font-weight="normal" fo:background-color="#1e1e1e" loext:char-shading-value="0" style:font-weight-asian="normal" style:font-weight-complex="normal"/>
    </style:style>
    <style:style style:name="T6" style:family="text">
      <style:text-properties fo:color="#d4d4d4" loext:opacity="100%" style:font-name="Droid Sans Mono" fo:font-size="10.5pt" fo:font-weight="normal" officeooo:rsid="00156bd1" fo:background-color="#1e1e1e" loext:char-shading-value="0" style:font-weight-asian="normal" style:font-weight-complex="normal"/>
    </style:style>
    <style:style style:name="T7" style:family="text">
      <style:text-properties fo:color="#d4d4d4" loext:opacity="100%" style:font-name="Droid Sans Mono" fo:font-size="10.5pt" fo:font-weight="normal" officeooo:rsid="0001e7ce" fo:background-color="#1e1e1e" loext:char-shading-value="0" style:font-weight-asian="normal" style:font-weight-complex="normal"/>
    </style:style>
    <style:style style:name="T8" style:family="text">
      <style:text-properties fo:color="#d4d4d4" loext:opacity="100%" style:font-name="Droid Sans Mono" fo:font-size="10.5pt" fo:font-weight="bold" fo:background-color="#1e1e1e" loext:char-shading-value="0" style:font-weight-asian="bold" style:font-weight-complex="bold"/>
    </style:style>
    <style:style style:name="T9" style:family="text">
      <style:text-properties fo:color="#d4d4d4" loext:opacity="100%" fo:background-color="#1e1e1e" loext:char-shading-value="0" style:font-weight-asian="normal" style:font-weight-complex="normal"/>
    </style:style>
    <style:style style:name="T10" style:family="text">
      <style:text-properties fo:color="#4ec9b0" loext:opacity="100%"/>
    </style:style>
    <style:style style:name="T11" style:family="text">
      <style:text-properties fo:color="#4ec9b0" loext:opacity="100%" fo:background-color="#1e1e1e" loext:char-shading-value="0" style:font-weight-asian="normal" style:font-weight-complex="normal"/>
    </style:style>
    <style:style style:name="T12" style:family="text">
      <style:text-properties fo:color="#4ec9b0" loext:opacity="100%" style:font-weight-asian="normal" style:font-weight-complex="normal"/>
    </style:style>
    <style:style style:name="T13" style:family="text">
      <style:text-properties fo:color="#4ec9b0" loext:opacity="100%" officeooo:rsid="0011a528" style:font-weight-asian="normal" style:font-weight-complex="normal"/>
    </style:style>
    <style:style style:name="T14" style:family="text">
      <style:text-properties fo:color="#4ec9b0" loext:opacity="100%" style:font-name="Droid Sans Mono" fo:font-size="10.5pt" fo:font-weight="normal" fo:background-color="#1e1e1e" loext:char-shading-value="0" style:font-weight-asian="normal" style:font-weight-complex="normal"/>
    </style:style>
    <style:style style:name="T15" style:family="text">
      <style:text-properties fo:color="#4ec9b0" loext:opacity="100%" style:font-name="Droid Sans Mono" fo:font-size="10.5pt" fo:font-weight="normal" officeooo:rsid="0001e7ce" fo:background-color="#1e1e1e" loext:char-shading-value="0" style:font-weight-asian="normal" style:font-weight-complex="normal"/>
    </style:style>
    <style:style style:name="T16" style:family="text">
      <style:text-properties fo:color="#4ec9b0" loext:opacity="100%" style:font-name="Droid Sans Mono" fo:font-size="10.5pt" fo:font-weight="normal" officeooo:rsid="0011a528" fo:background-color="#1e1e1e" loext:char-shading-value="0" style:font-weight-asian="normal" style:font-weight-complex="normal"/>
    </style:style>
    <style:style style:name="T17" style:family="text">
      <style:text-properties fo:color="#4ec9b0" loext:opacity="100%" style:font-name="Droid Sans Mono" fo:font-size="10.5pt" fo:font-weight="bold" fo:background-color="#1e1e1e" loext:char-shading-value="0" style:font-weight-asian="bold" style:font-weight-complex="bold"/>
    </style:style>
    <style:style style:name="T18" style:family="text">
      <style:text-properties fo:color="#4ec9b0" loext:opacity="100%" officeooo:rsid="0016a63a"/>
    </style:style>
    <style:style style:name="T19" style:family="text">
      <style:text-properties fo:color="#dcdcaa" loext:opacity="100%"/>
    </style:style>
    <style:style style:name="T20" style:family="text">
      <style:text-properties fo:color="#dcdcaa" loext:opacity="100%" style:font-weight-asian="normal" style:font-weight-complex="normal"/>
    </style:style>
    <style:style style:name="T21" style:family="text">
      <style:text-properties fo:color="#dcdcaa" loext:opacity="100%" fo:font-weight="normal" style:font-weight-asian="normal" style:font-weight-complex="normal"/>
    </style:style>
    <style:style style:name="T22" style:family="text">
      <style:text-properties fo:color="#9cdcfe" loext:opacity="100%"/>
    </style:style>
    <style:style style:name="T23" style:family="text">
      <style:text-properties fo:color="#9cdcfe" loext:opacity="100%" style:font-weight-asian="normal" style:font-weight-complex="normal"/>
    </style:style>
    <style:style style:name="T24" style:family="text">
      <style:text-properties fo:color="#9cdcfe" loext:opacity="100%" style:font-name="Droid Sans Mono" fo:font-size="10.5pt" fo:font-weight="normal" fo:background-color="#1e1e1e" loext:char-shading-value="0" style:font-weight-asian="normal" style:font-weight-complex="normal"/>
    </style:style>
    <style:style style:name="T25" style:family="text">
      <style:text-properties fo:color="#9cdcfe" loext:opacity="100%" style:font-name="Droid Sans Mono" fo:font-size="10.5pt" fo:font-weight="normal" officeooo:rsid="0001e7ce" fo:background-color="#1e1e1e" loext:char-shading-value="0" style:font-weight-asian="normal" style:font-weight-complex="normal"/>
    </style:style>
    <style:style style:name="T26" style:family="text">
      <style:text-properties fo:color="#9cdcfe" loext:opacity="100%" style:font-name="Droid Sans Mono" fo:font-size="10.5pt" fo:font-weight="bold" fo:background-color="#1e1e1e" loext:char-shading-value="0" style:font-weight-asian="bold" style:font-weight-complex="bold"/>
    </style:style>
    <style:style style:name="T27" style:family="text">
      <style:text-properties fo:color="#9cdcfe" loext:opacity="100%" style:font-name="Droid Sans Mono" fo:font-size="10.5pt" style:text-underline-style="none" fo:font-weight="normal" officeooo:rsid="00156bd1" fo:background-color="#1e1e1e" loext:char-shading-value="0" style:font-size-asian="11pt" style:font-weight-asian="normal" style:font-size-complex="11pt" style:font-weight-complex="normal"/>
    </style:style>
    <style:style style:name="T28" style:family="text">
      <style:text-properties fo:color="#9cdcfe" loext:opacity="100%" style:font-name="Droid Sans Mono" fo:font-size="10.5pt" style:text-underline-style="none" officeooo:rsid="00156bd1" fo:background-color="#1e1e1e" loext:char-shading-value="0" style:font-size-asian="11pt" style:font-weight-asian="normal" style:font-size-complex="11pt" style:font-weight-complex="normal"/>
    </style:style>
    <style:style style:name="T29" style:family="text">
      <style:text-properties officeooo:rsid="0001e7ce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04de8a" style:font-weight-asian="bold" style:font-weight-complex="bold"/>
    </style:style>
    <style:style style:name="T32" style:family="text">
      <style:text-properties fo:font-weight="bold" officeooo:rsid="0006ba26" style:font-weight-asian="bold" style:font-weight-complex="bold"/>
    </style:style>
    <style:style style:name="T33" style:family="text">
      <style:text-properties fo:font-weight="bold" officeooo:rsid="001c6e07" style:font-weight-asian="bold" style:font-weight-complex="bold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04de8a" style:font-weight-asian="normal" style:font-weight-complex="normal"/>
    </style:style>
    <style:style style:name="T36" style:family="text">
      <style:text-properties fo:font-weight="normal" officeooo:rsid="0005f899" style:font-weight-asian="normal" style:font-weight-complex="normal"/>
    </style:style>
    <style:style style:name="T37" style:family="text">
      <style:text-properties fo:font-weight="normal" officeooo:rsid="0006ba26" style:font-weight-asian="normal" style:font-weight-complex="normal"/>
    </style:style>
    <style:style style:name="T38" style:family="text">
      <style:text-properties fo:font-weight="normal" officeooo:rsid="00156bd1" style:font-weight-asian="normal" style:font-weight-complex="normal"/>
    </style:style>
    <style:style style:name="T39" style:family="text">
      <style:text-properties fo:font-weight="normal" officeooo:rsid="0011a528" style:font-weight-asian="normal" style:font-weight-complex="normal"/>
    </style:style>
    <style:style style:name="T40" style:family="text">
      <style:text-properties fo:font-weight="normal" officeooo:rsid="0017af0c" style:font-weight-asian="normal" style:font-weight-complex="normal"/>
    </style:style>
    <style:style style:name="T41" style:family="text">
      <style:text-properties fo:color="#4fc1ff" loext:opacity="100%"/>
    </style:style>
    <style:style style:name="T42" style:family="text">
      <style:text-properties officeooo:rsid="0004de8a"/>
    </style:style>
    <style:style style:name="T43" style:family="text">
      <style:text-properties officeooo:rsid="000cd7c3"/>
    </style:style>
    <style:style style:name="T44" style:family="text">
      <style:text-properties officeooo:rsid="00105b47"/>
    </style:style>
    <style:style style:name="T4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6" style:family="text">
      <style:text-properties style:text-underline-style="none" fo:font-weight="normal" officeooo:rsid="0011a528" style:font-size-asian="11pt" style:font-weight-asian="normal" style:font-size-complex="11pt" style:font-weight-complex="normal"/>
    </style:style>
    <style:style style:name="T47" style:family="text">
      <style:text-properties style:text-underline-style="none" officeooo:rsid="00156bd1" style:font-size-asian="11pt" style:font-weight-asian="normal" style:font-size-complex="11pt" style:font-weight-complex="normal"/>
    </style:style>
    <style:style style:name="T48" style:family="text">
      <style:text-properties style:text-underline-style="none" officeooo:rsid="0016a63a" style:font-size-asian="11pt" style:font-weight-asian="normal" style:font-size-complex="11pt" style:font-weight-complex="normal"/>
    </style:style>
    <style:style style:name="T49" style:family="text">
      <style:text-properties style:text-underline-style="none" fo:font-weight="bold" officeooo:rsid="0016a63a" style:font-size-asian="11pt" style:font-weight-asian="bold" style:font-size-complex="11pt" style:font-weight-complex="bold"/>
    </style:style>
    <style:style style:name="T50" style:family="text">
      <style:text-properties style:font-weight-asian="normal" style:font-weight-complex="normal"/>
    </style:style>
    <style:style style:name="T51" style:family="text">
      <style:text-properties officeooo:rsid="0011a528" style:font-weight-asian="normal" style:font-weight-complex="normal"/>
    </style:style>
    <style:style style:name="T52" style:family="text">
      <style:text-properties fo:color="#ce9178" loext:opacity="100%"/>
    </style:style>
    <style:style style:name="T53" style:family="text">
      <style:text-properties fo:color="#ce9178" loext:opacity="100%" style:font-weight-asian="normal" style:font-weight-complex="normal"/>
    </style:style>
    <style:style style:name="T54" style:family="text">
      <style:text-properties officeooo:rsid="00156bd1"/>
    </style:style>
    <style:style style:name="T55" style:family="text">
      <style:text-properties officeooo:rsid="0017af0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Universidad Internacional de Valencia (VIU)</text:p>
      <text:p text:style-name="P41"/>
      <text:p text:style-name="P41">15GIIN – Estructuras de Datos y Algoritmos</text:p>
      <text:p text:style-name="P41"/>
      <text:p text:style-name="P42">Primer Portafolio – ACT1</text:p>
      <text:p text:style-name="P42"/>
      <text:p text:style-name="P41"><text:span text:style-name="T30">Alumno:</text:span> Gagliardo Miguel Angel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4"><text:soft-page-break/><text:span text:style-name="T45">Ejercicio 1</text:span></text:p>
      <text:p text:style-name="P18"/>
      <text:p text:style-name="P18">En el codigo del método <text:span text:style-name="T30">findMax</text:span><text:span text:style-name="T33">()</text:span><text:span text:style-name="T34"> podemos ver que declara un retorno de tipo </text:span><text:span text:style-name="T30">AnyType</text:span><text:span text:style-name="T34"> (clase genérica de Java):</text:span></text:p>
      <text:p text:style-name="P21"/>
      <text:p text:style-name="P17"><text:span text:style-name="T1">public</text:span> <text:span text:style-name="T1">static</text:span> &lt;<text:span text:style-name="T10">AnyType</text:span>&gt; <text:span text:style-name="T10">AnyType</text:span> <text:span text:style-name="T19">findMax</text:span>(<text:span text:style-name="T10">AnyType</text:span> [] <text:span text:style-name="T22">a</text:span>) {</text:p>
      <text:p text:style-name="P21"/>
      <text:p text:style-name="P22"><text:span text:style-name="T29">El problema es que podemos ver que en el for loop que implementa </text:span><text:span text:style-name="T42">el método</text:span><text:span text:style-name="T29">, compara </text:span><text:span text:style-name="T42">el elemento </text:span><text:span text:style-name="T31">a[i]</text:span><text:span text:style-name="T35"> del array con </text:span><text:span text:style-name="T31">a[maxIndex], </text:span><text:span text:style-name="T35">usando </text:span><text:span text:style-name="T31">compareTo </text:span><text:span text:style-name="T35">para verificar que devuelva 0, que significa que son iguales.</text:span></text:p>
      <text:p text:style-name="P25"><text:span text:style-name="T35"/></text:p>
      <text:p text:style-name="P22"><text:span text:style-name="T42">El problema es que el tipo </text:span><text:span text:style-name="T31">AnyType</text:span><text:span text:style-name="T35"> (generic) no implementa </text:span><text:span text:style-name="T31">Comparable</text:span> comparable, <text:span text:style-name="T42">por tanto es imposible que el programa siquiera compile, por eso veremos el mensaje de error:</text:span></text:p>
      <text:p text:style-name="P22"/>
      <text:p text:style-name="P26">Exception in thread "main" java.lang.Error: Unresolved compilation problem: </text:p>
      <text:p text:style-name="P26"><text:s text:c="8"/>The method compareTo(AnyType) is undefined for the type AnyType</text:p>
      <text:p text:style-name="P22"/>
      <text:p text:style-name="P23">Por tanto, para que este programa funcione, tenemos como opciones:</text:p>
      <text:p text:style-name="P23"/>
      <text:p text:style-name="P23">1) Implementar <text:span text:style-name="T30">Comparable en AnyType</text:span><text:span text:style-name="T34">, por tanto en la definición del método:</text:span></text:p>
      <text:p text:style-name="P21"/>
      <text:p text:style-name="P17"><text:span text:style-name="T1">public</text:span> <text:span text:style-name="T1">static</text:span> &lt;<text:span text:style-name="T10">AnyType</text:span> <text:span text:style-name="T1">extends</text:span> <text:span text:style-name="T10">Comparable</text:span>&lt;<text:span text:style-name="T10">AnyType</text:span>&gt;&gt; <text:span text:style-name="T10">AnyType</text:span> <text:span text:style-name="T19">findMax</text:span>(<text:span text:style-name="T10">AnyType</text:span>[] <text:span text:style-name="T22">a</text:span>) {</text:p>
      <text:p text:style-name="P21"/>
      <text:p text:style-name="P23">Con esto, AnyType puede ahora hacer <text:span text:style-name="T30">compareTo</text:span><text:span text:style-name="T34">, </text:span><text:span text:style-name="T36">el resto del método se mantiene igual.</text:span></text:p>
      <text:p text:style-name="P23"><text:span text:style-name="T34"/></text:p>
      <text:p text:style-name="P23"><text:span text:style-name="T34">2) </text:span><text:span text:style-name="T37">Otra opción es aprovechar el uso de </text:span><text:span text:style-name="T32">overloading</text:span><text:span text:style-name="T37">. El código del método se mantiene idéntico pero la declaración cambia, entonces tendremos:</text:span></text:p>
      <text:p text:style-name="P23"><text:span text:style-name="T37"/></text:p>
      <text:p text:style-name="P24"><text:span text:style-name="T34">Para type Integer:</text:span></text:p>
      <text:p text:style-name="P6"><text:span text:style-name="T1">public</text:span> <text:span text:style-name="T1">static</text:span> <text:span text:style-name="T10">Integer</text:span> <text:span text:style-name="T19">findMax</text:span>(<text:span text:style-name="T10">Integer</text:span>[] <text:span text:style-name="T22">a</text:span>) {</text:p>
      <text:p text:style-name="P27"/>
      <text:p text:style-name="P29">Para type String:</text:p>
      <text:p text:style-name="P6"><text:span text:style-name="T1">public</text:span> <text:span text:style-name="T1">static</text:span> <text:span text:style-name="T10">String</text:span> <text:span text:style-name="T19">findMax</text:span>(<text:span text:style-name="T10">String</text:span>[] <text:span text:style-name="T22">a</text:span>) {</text:p>
      <text:p text:style-name="P29"/>
      <text:p text:style-name="P29">Para type Double:</text:p>
      <text:p text:style-name="P6"><text:span text:style-name="T1">public</text:span> <text:span text:style-name="T1">static</text:span> <text:span text:style-name="T10">Double </text:span><text:span text:style-name="T19">findMax</text:span>(<text:span text:style-name="T10">Double</text:span>[] <text:span text:style-name="T22">a</text:span>) {</text:p>
      <text:p text:style-name="P29"/>
      <text:p text:style-name="P30">Si bien es verdad que hacer <text:span text:style-name="T30">overloading</text:span> es repetir código, la declaración del mismo es mucho mas prolija y legible.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40"><text:soft-page-break/>Ejercicio <text:span text:style-name="T43">2</text:span></text:p>
      <text:p text:style-name="P19"/>
      <text:p text:style-name="P20"><text:span text:style-name="T44">El output de este ejercicio es el siguiente:</text:span></text:p>
      <text:p text:style-name="P20"/>
      <text:p text:style-name="P5"><text:span text:style-name="T10">Constructing</text:span> <text:span text:style-name="T22">A</text:span></text:p>
      <text:p text:style-name="P2"><text:span text:style-name="T10">Using</text:span> <text:span text:style-name="T22">C</text:span></text:p>
      <text:p text:style-name="P2"><text:span text:style-name="T10">Using</text:span> <text:span text:style-name="T22">XX</text:span></text:p>
      <text:p text:style-name="P2"><text:span text:style-name="T10">Constructing</text:span> <text:span text:style-name="T10">C</text:span></text:p>
      <text:p text:style-name="P20"/>
      <text:p text:style-name="P33"><text:span text:style-name="T34">La razón es que la clase </text:span>Prueba <text:span text:style-name="T34">genera una instancia de la clase </text:span>C <text:span text:style-name="T54">y la misma hereda de A. </text:span><text:span text:style-name="T38">Aunque no estén explicitamente declarados, todos </text:span><text:span text:style-name="T34">los constructores llaman por defecto al constructor de la clase superior a través de una llamada a </text:span>super()<text:span text:style-name="T34">. </text:span><text:span text:style-name="Strong_20_Emphasis"><text:span text:style-name="T34">Esto es debido a que los constructores no se heredan entre jerarquías de clases</text:span></text:span><text:span text:style-name="Strong_20_Emphasis">. </text:span><text:span text:style-name="T34">Por lo tanto, la palabra </text:span>super()<text:span text:style-name="T34"> siempre es la primera línea de un constructor e invoca al </text:span>constructor de la clase superior<text:span text:style-name="T34">.</text:span></text:p>
      <text:p text:style-name="P33"><text:span text:style-name="T34"/></text:p>
      <text:p text:style-name="P37"><text:span text:style-name="T34">Por tanto la explicación es:</text:span></text:p>
      <text:p text:style-name="P37"><text:span text:style-name="T34"/></text:p>
      <text:p text:style-name="P37"><text:span text:style-name="T34">1. Problema → Crea una instancia de </text:span>C</text:p>
      <text:p text:style-name="P37"><text:span text:style-name="T34">2. Constructor de </text:span>C por defecto y sin ser declarado llama a super()<text:span text:style-name="T34">, que es el constructor de su clase superior </text:span>A</text:p>
      <text:p text:style-name="P37"><text:span text:style-name="T34">3. </text:span>A<text:span text:style-name="T34"> tiene un constructor declarado que tiene un mensaje para imprimir por pantalla el primer mensaje que vemos: </text:span><text:span text:style-name="T15">Constructing</text:span><text:span text:style-name="T7"> </text:span><text:span text:style-name="T25">A</text:span></text:p>
      <text:p text:style-name="P36"><text:span text:style-name="T34"/></text:p>
      <text:p text:style-name="P8"><text:span text:style-name="T1">class</text:span> <text:span text:style-name="T10">A</text:span> {</text:p>
      <text:p text:style-name="P3"><text:s text:c="2"/>...</text:p>
      <text:p text:style-name="P3"><text:span text:style-name="T19"><text:s text:c="2"/>A</text:span>() {</text:p>
      <text:p text:style-name="P12"><text:span text:style-name="T23"><text:s text:c="4"/>System</text:span><text:span text:style-name="T50">.</text:span><text:span text:style-name="T23">out</text:span><text:span text:style-name="T50">.</text:span><text:span text:style-name="T20">println</text:span><text:span text:style-name="T50">(</text:span><text:span text:style-name="T53">"Constructing A"</text:span><text:span text:style-name="T50">);</text:span></text:p>
      <text:p text:style-name="P12"><text:span text:style-name="T20"><text:s text:c="4"/>foo</text:span><text:span text:style-name="T50">();</text:span></text:p>
      <text:p text:style-name="P34"/>
      <text:p text:style-name="P31"><text:span text:style-name="T47">4. </text:span><text:span text:style-name="T48">Dado que </text:span><text:span text:style-name="T49">A</text:span><text:span text:style-name="T48"> en su constructor luego llama al método </text:span><text:span text:style-name="T49">foo()</text:span><text:span text:style-name="T48">, que también esta implementado en la </text:span><text:span text:style-name="T49">clase C </text:span><text:span text:style-name="T48">primero vemos el mensaje: </text:span><text:span text:style-name="T17">Using</text:span><text:span text:style-name="T8"> </text:span><text:span text:style-name="T26">C</text:span></text:p>
      <text:p text:style-name="P31"><text:span text:style-name="T27"/></text:p>
      <text:p text:style-name="P9"><text:span text:style-name="T1">class</text:span> <text:span text:style-name="T18">C</text:span> {</text:p>
      <text:p text:style-name="P4"><text:span text:style-name="T28"><text:s text:c="2"/>...</text:span></text:p>
      <text:p text:style-name="P11"><text:span text:style-name="T12"><text:s text:c="2"/>void</text:span><text:span text:style-name="T50"> </text:span><text:span text:style-name="T20">foo</text:span><text:span text:style-name="T50">() {</text:span></text:p>
      <text:p text:style-name="P2"><text:span text:style-name="T10"><text:s text:c="4"/>System</text:span>.<text:span text:style-name="T41">out</text:span>.<text:span text:style-name="T19">println</text:span>(<text:span text:style-name="T52">"Using C"</text:span>);</text:p>
      <text:p text:style-name="P33"><text:span text:style-name="T34"/></text:p>
      <text:p text:style-name="P38"><text:span text:style-name="T34">5. Luego vemos el mensaje </text:span><text:span text:style-name="T14">Using</text:span><text:span text:style-name="T5"> </text:span><text:span text:style-name="T24">XX</text:span><text:span text:style-name="T39"> </text:span><text:span text:style-name="T34">porque en el constructor de </text:span>C<text:span text:style-name="T34"> estamos llamando a </text:span>super.foo()<text:span text:style-name="T34">, </text:span><text:span text:style-name="T40">donde </text:span><text:span text:style-name="T55">super</text:span><text:span text:style-name="T40"> es una palabra reservada para llamar al método de la clase heredada, o sea estamos llamando al método </text:span><text:span text:style-name="T55">foo()</text:span><text:span text:style-name="T40"> de la clase A:</text:span></text:p>
      <text:p text:style-name="P38"><text:span text:style-name="T39"/></text:p>
      <text:p text:style-name="P15"><text:span text:style-name="T2">class</text:span><text:span text:style-name="T51"> </text:span><text:span text:style-name="T13">A</text:span><text:span text:style-name="T51"> {</text:span></text:p>
      <text:p text:style-name="P2"><text:span text:style-name="T10"><text:s text:c="2"/>void</text:span> <text:span text:style-name="T19">foo</text:span>() {</text:p>
      <text:p text:style-name="P2"><text:span text:style-name="T10"><text:s text:c="4"/>System</text:span>.<text:span text:style-name="T41">out</text:span>.<text:span text:style-name="T19">println</text:span>(<text:span text:style-name="T52">"Using XX"</text:span>);</text:p>
      <text:p text:style-name="P2"><text:s text:c="2"/>}</text:p>
      <text:p text:style-name="P38"><text:span text:style-name="T39"/></text:p>
      <text:p text:style-name="P38"><text:span text:style-name="T39">…</text:span></text:p>
      <text:p text:style-name="P38"><text:span text:style-name="T39"/></text:p>
      <text:p text:style-name="P15"><text:span text:style-name="T2">class</text:span><text:span text:style-name="T51"> </text:span><text:span text:style-name="T13">C</text:span><text:span text:style-name="T51"> </text:span><text:span text:style-name="T2">extends</text:span><text:span text:style-name="T51"> </text:span><text:span text:style-name="T13">A</text:span><text:span text:style-name="T51"> {</text:span></text:p>
      <text:p text:style-name="P2"><text:span text:style-name="T19"><text:s text:c="2"/>C</text:span>() {</text:p>
      <text:p text:style-name="P2"><text:span text:style-name="T1"><text:s text:c="4"/>super</text:span>.<text:span text:style-name="T19">foo</text:span>();</text:p>
      <text:p text:style-name="P38"><text:span text:style-name="T39"/></text:p>
      <text:p text:style-name="P38"><text:span text:style-name="T39"/></text:p>
      <text:p text:style-name="P38"><text:span text:style-name="T39"/></text:p>
      <text:p text:style-name="P38"><text:span text:style-name="T39"/></text:p>
      <text:p text:style-name="P39"><text:soft-page-break/><text:span text:style-name="T39">6. </text:span><text:span text:style-name="T34">El ultimo mensaje que veremos es </text:span><text:span text:style-name="T14">Constructing</text:span><text:span text:style-name="T5"> </text:span><text:span text:style-name="T14">C</text:span><text:span text:style-name="T39"> </text:span><text:span text:style-name="T34">que es el que se imprime en el constructor de la </text:span>clase C</text:p>
      <text:p text:style-name="P39"><text:span text:style-name="T39"/></text:p>
      <text:p text:style-name="P16"><text:span text:style-name="T2">class</text:span><text:span text:style-name="T51"> </text:span><text:span text:style-name="T13">C</text:span><text:span text:style-name="T51"> </text:span><text:span text:style-name="T2">extends</text:span><text:span text:style-name="T51"> </text:span><text:span text:style-name="T13">A</text:span><text:span text:style-name="T51"> {</text:span></text:p>
      <text:p text:style-name="P2"><text:span text:style-name="T19"><text:s text:c="2"/>C</text:span>() {</text:p>
      <text:p text:style-name="P2"><text:span text:style-name="T1"><text:s text:c="4"/>super</text:span>.<text:span text:style-name="T19">foo</text:span>();</text:p>
      <text:p text:style-name="P2"><text:span text:style-name="T10"><text:s text:c="4"/>System</text:span>.<text:span text:style-name="T41">out</text:span>.<text:span text:style-name="T19">println</text:span>(<text:span text:style-name="T52">"Constructing C"</text:span>);</text:p>
      <text:p text:style-name="P2"><text:s text:c="2"/>}</text:p>
      <text:p text:style-name="P35"><text:span text:style-name="T39"/></text:p>
      <text:p text:style-name="P35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5T02:20:59.620383881</meta:creation-date>
    <dc:date>2022-11-05T22:42:59.580505284</dc:date>
    <meta:editing-duration>PT4H35M38S</meta:editing-duration>
    <meta:editing-cycles>17</meta:editing-cycles>
    <meta:generator>LibreOffice/7.3.6.2$Linux_X86_64 LibreOffice_project/30$Build-2</meta:generator>
    <meta:document-statistic meta:table-count="0" meta:image-count="0" meta:object-count="0" meta:page-count="4" meta:paragraph-count="59" meta:word-count="532" meta:character-count="3244" meta:non-whitespace-character-count="2714"/>
  </office:meta>
</office:document-meta>
</file>